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6.97cm" fo:min-width="6.82cm"/>
      <style:paragraph-properties style:writing-mode="lr-tb"/>
    </style:style>
    <style:style style:name="pr1" style:family="presentation" style:parent-style-name="Predeterminado-title">
      <style:graphic-properties fo:min-height="3.473cm"/>
      <style:paragraph-properties style:writing-mode="lr-tb"/>
    </style:style>
    <style:style style:name="pr2" style:family="presentation" style:parent-style-name="Predeterminado-subtitle">
      <style:graphic-properties draw:fill-color="#ffffff" fo:min-height="2.3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473cm" svg:x="1.5cm" svg:y="4.078cm" presentation:class="title" presentation:user-transformed="true">
          <draw:text-box>
            <text:p>Modelos con dinámicas poblacionales</text:p>
          </draw:text-box>
        </draw:frame>
        <draw:frame presentation:style-name="pr2" draw:text-style-name="P2" draw:layer="layout" svg:width="25.199cm" svg:height="2.319cm" svg:x="1.4cm" svg:y="9.3cm" presentation:class="subtitle" presentation:user-transformed="true">
          <draw:text-box>
            <text:p><text:span text:style-name="T1">Teoría básica y Ecología de enfermedades infeccios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">
        <draw:frame presentation:style-name="pr4" draw:text-style-name="P1" draw:layer="layout" svg:width="25.199cm" svg:height="2.629cm" svg:x="1.4cm" svg:y="0.628cm" presentation:class="title">
          <draw:text-box>
            <text:p>Diferencias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item>
                <text:p>Epidémico</text:p>
              </text:list-item>
            </text:list>
          </draw:text-box>
        </draw:frame>
        <draw:frame presentation:style-name="pr5" draw:text-style-name="P1" draw:layer="layout" svg:width="12.297cm" svg:height="9.134cm" svg:x="14.313cm" svg:y="3.685cm" presentation:class="outline">
          <draw:text-box>
            <text:list text:style-name="L2">
              <text:list-item>
                <text:p>Endémico</text:p>
              </text:list-item>
            </text:list>
          </draw:text-box>
        </draw:frame>
        <draw:custom-shape draw:style-name="gr2" draw:text-style-name="P3" draw:layer="layout" svg:width="8.1cm" svg:height="8cm" svg:x="2.5cm" svg:y="6cm">
          <text:p text:style-name="P3">Caracterísitcas demográficas del momento son las más importan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1cm" svg:height="8cm" svg:x="17.301cm" svg:y="6.001cm">
          <text:p text:style-name="P3">Crecimiento poblacional, capacidad de carga, cambios poblacionales son los más importan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>
        <draw:frame presentation:style-name="pr4" draw:text-style-name="P1" draw:layer="layout" svg:width="25.199cm" svg:height="3.473cm" svg:x="1.4cm" svg:y="0.406cm" presentation:class="title" presentation:user-transformed="true">
          <draw:text-box>
            <text:p>Necesidad de incorporar dinámicas poblacionales</text:p>
          </draw:text-box>
        </draw:frame>
        <draw:frame presentation:style-name="pr5" draw:text-style-name="P1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Comprender efecto de demografía sobre persistencia de infección</text:p>
              </text:list-item>
              <text:list-item>
                <text:p>Dinámicas de invasión (epidémicas) son más rápidas que demografía</text:p>
                <text:list>
                  <text:list-item>
                    <text:p>Usualmente no lo requie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8-07T18:19:08.617486248</meta:creation-date>
    <meta:generator>LibreOffice/7.3.7.2$Linux_X86_64 LibreOffice_project/30$Build-2</meta:generator>
    <dc:date>2023-08-23T17:18:02.619155164</dc:date>
    <meta:editing-duration>PT2H19M29S</meta:editing-duration>
    <meta:editing-cycles>28</meta:editing-cycles>
    <dc:creator>Gerardo Martin</dc:creator>
    <meta:document-statistic meta:object-count="36"/>
  </office:meta>
</office:document-meta>
</file>